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afa8a" officeooo:paragraph-rsid="000afa8a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officeooo:rsid="000afa8a" officeooo:paragraph-rsid="000afa8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b83e1" officeooo:paragraph-rsid="000b83e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d80b9" officeooo:paragraph-rsid="000d80b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db5cf" officeooo:paragraph-rsid="000db5c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f00aa" officeooo:paragraph-rsid="000f00a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f00aa" officeooo:paragraph-rsid="000f00a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1af97" officeooo:paragraph-rsid="0011af97" style:font-size-asian="10.5pt" style:font-weight-asian="normal" style:font-size-complex="12pt" style:font-weight-complex="normal"/>
    </style:style>
    <style:style style:name="T1" style:family="text">
      <style:text-properties officeooo:rsid="000af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Links for COMS 4115</text:p>
      <text:p text:style-name="P1"/>
      <text:p text:style-name="P2">A good description of “context-free grammars”:</text:p>
      <text:p text:style-name="P2"><text:a xlink:type="simple" xlink:href="https://www.cs.rochester.edu/~nelson/courses/csc_173/grammars/cfg.html" text:style-name="Internet_20_link" text:visited-style-name="Visited_20_Internet_20_Link">https://www.cs.rochester.edu/~nelson/courses/csc_173/grammars/cfg.html</text:a></text:p>
      <text:p text:style-name="P2"/>
      <text:p text:style-name="P4">A concise introduction to “Automata Theory”</text:p>
      <text:p text:style-name="P3"><text:a xlink:type="simple" xlink:href="https://www.tutorialspoint.com/automata_theory/context_free_grammar_introduction.htm" text:style-name="Internet_20_link" text:visited-style-name="Visited_20_Internet_20_Link">https://www.tutorialspoint.com/automata_theory/context_free_grammar_introduction.htm</text:a></text:p>
      <text:p text:style-name="P3"/>
      <text:p text:style-name="P4">Discrete Math Symbol reference:</text:p>
      <text:p text:style-name="P4"><text:a xlink:type="simple" xlink:href="https://www.mathsisfun.com/sets/symbols.html" text:style-name="Internet_20_link" text:visited-style-name="Visited_20_Internet_20_Link">https://www.mathsisfun.com/sets/symbols.html</text:a></text:p>
      <text:p text:style-name="P4"/>
      <text:p text:style-name="P5">Dr. Dobbs Tips for Writing a Good Language</text:p>
      <text:p text:style-name="P5"><text:a xlink:type="simple" xlink:href="http://www.drdobbs.com/architecture-and-design/so-you-want-to-write-your-own-language/240165488" text:style-name="Internet_20_link" text:visited-style-name="Visited_20_Internet_20_Link">http://www.drdobbs.com/architecture-and-design/so-you-want-to-write-your-own-language/240165488</text:a></text:p>
      <text:p text:style-name="P5"/>
      <text:p text:style-name="P6">Useful Data Structures Tutorial:</text:p>
      <text:p text:style-name="P6"><text:a xlink:type="simple" xlink:href="https://www.tutorialspoint.com/data_structures_algorithms/index.htm" text:style-name="Internet_20_link" text:visited-style-name="Visited_20_Internet_20_Link">https://www.tutorialspoint.com/data_structures_algorithms/index.htm</text:a></text:p>
      <text:p text:style-name="P6"/>
      <text:p text:style-name="P8">99 Ocaml Problems to help me get started with HW1</text:p>
      <text:p text:style-name="P8"><text:a xlink:type="simple" xlink:href="https://ocaml.org/learn/tutorials/99problems.html" text:style-name="Internet_20_link" text:visited-style-name="Visited_20_Internet_20_Link">https://ocaml.org/learn/tutorials/99problems.html</text:a></text:p>
      <text:p text:style-name="P8"/>
      <text:p text:style-name="P6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08:37:49.903200870</meta:creation-date>
    <dc:date>2017-02-12T14:50:10.751644661</dc:date>
    <meta:editing-duration>PT1H10M5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49" meta:character-count="678" meta:non-whitespace-character-count="642"/>
  </office:meta>
</office:document-meta>
</file>